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3cm"/>
      <style:paragraph-properties style:writing-mode="lr-tb"/>
    </style:style>
    <style:style style:name="gr2" style:family="graphic" style:parent-style-name="objectwithoutfill">
      <style:graphic-properties draw:marker-start="" draw:marker-start-width="0.4cm" draw:marker-end="Short_20_line_20_Arrow" draw:marker-end-width="0.4cm"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953cm" fo:min-width="2.501cm"/>
      <style:paragraph-properties style:writing-mode="lr-tb"/>
    </style:style>
    <style:style style:name="gr4" style:family="graphic" style:parent-style-name="objectwithoutfill">
      <style:graphic-properties draw:stroke="solid" draw:stroke-dash="_32__20_Dots_20_1_20_Dash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co1" style:family="table-column">
      <style:table-column-properties style:column-width="12.945cm" style:use-optimal-column-width="false"/>
    </style:style>
    <style:style style:name="co2" style:family="table-column">
      <style:table-column-properties style:column-width="10.825cm" style:use-optimal-column-width="false"/>
    </style:style>
    <style:style style:name="ro1" style:family="table-row">
      <style:table-row-properties style:row-height="0.788cm" style:use-optimal-row-height="false"/>
    </style:style>
    <style:style style:name="ro2" style:family="table-row">
      <style:table-row-properties style:row-height="0.696cm" style:use-optimal-row-height="false"/>
    </style:style>
    <style:style style:name="ro3" style:family="table-row">
      <style:table-row-properties style:row-height="2.434cm" style:use-optimal-row-height="false"/>
    </style:style>
    <style:style style:name="ce1" style:family="table-cell">
      <style:paragraph-properties fo:border="0.03pt solid #000000"/>
      <style:text-properties fo:font-size="11pt" style:font-size-asian="11pt" style:font-size-complex="11pt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xml:id="id1" draw:id="id1" draw:layer="layout" svg:width="12.944cm" svg:height="3.917cm" svg:x="3cm" svg:y="5.963cm">
          <table:table table:template-name="bw">
            <table:table-column table:style-name="co1"/>
            <table:table-row table:style-name="ro1">
              <table:table-cell table:style-name="ce1">
                <text:p><text:span text:style-name="T1">Fuhrpark</text:span></text:p>
              </table:table-cell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>
                <text:p text:style-name="P1"><text:span text:style-name="T1"><text:s/></text:span><text:span text:style-name="T1">+ Fuhrpark ( )</text:span></text:p>
                <text:p text:style-name="P1"><text:span text:style-name="T1"><text:s/></text:span><text:span text:style-name="T1">+ hinzufuegen ( pKennzeichen : String , pMaxBeladung : double <text:s/>) </text:span></text:p>
                <text:p text:style-name="P1"><text:span text:style-name="T1"><text:s/></text:span><text:span text:style-name="T1">+ anzahlMitBeladung ( pGewicht: double ) : int</text:span></text:p>
                <text:p text:style-name="P1"><text:span text:style-name="T1"><text:s/></text:span><text:span text:style-name="T1">+ lastwagenSuchen(pGewicht : double): Lastwagen</text:span></text:p>
                <text:p text:style-name="P1"><text:span text:style-name="T1"><text:s/></text:span><text:span text:style-name="T1">+ istAmWenigstenGefahren() : Lastwagen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2" draw:id="id2" draw:layer="layout" svg:width="3.5cm" svg:height="1cm" svg:x="19.613cm" svg:y="7.443cm">
          <text:p text:style-name="P2"><text:span text:style-name="T2">Lis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5.944cm" svg:y1="7.921cm" svg:x2="19.613cm" svg:y2="7.943cm" draw:start-shape="id1" draw:start-glue-point="1" draw:end-shape="id2" draw:end-glue-point="3" svg:d="M15944 7921h1836v22h1833" svg:viewBox="0 0 3670 23">
          <text:p/>
        </draw:connector>
        <draw:custom-shape draw:style-name="gr3" draw:text-style-name="P5" xml:id="id3" draw:id="id3" draw:layer="layout" svg:width="3cm" svg:height="1.5cm" svg:x="20.113cm" svg:y="5.1cm">
          <text:p text:style-name="P2"><text:span text:style-name="T2">ContentType:</text:span></text:p>
          <text:p text:style-name="P2"><text:span text:style-name="T2">Lastwagen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4" draw:layer="layout" draw:type="line" svg:x1="21.613cm" svg:y1="6.6cm" svg:x2="21.363cm" svg:y2="7.443cm" draw:start-shape="id3" draw:start-glue-point="6" draw:end-shape="id2" draw:end-glue-point="0" svg:d="M21613 6600l-250 843" svg:viewBox="0 0 251 844">
          <text:p/>
        </draw:connector>
        <draw:frame draw:style-name="gr5" draw:text-style-name="P6" draw:layer="layout" svg:width="4cm" svg:height="1.673cm" svg:x="16cm" svg:y="7.327cm">
          <draw:text-box>
            <text:p><text:span text:style-name="T2">- lastwagenList</text:span></text:p>
          </draw:text-box>
        </draw:frame>
        <draw:frame draw:style-name="standard" draw:layer="layout" svg:width="10.824cm" svg:height="4.346cm" svg:x="5cm" svg:y="11.056cm">
          <table:table table:template-name="bw">
            <table:table-column table:style-name="co2"/>
            <table:table-row table:style-name="ro1">
              <table:table-cell table:style-name="ce1">
                <text:p><text:span text:style-name="T1">Fahrt</text:span></text:p>
              </table:table-cell>
            </table:table-row>
            <table:table-row table:style-name="ro2">
              <table:table-cell table:style-name="ce1">
                <text:p text:style-name="P1"><text:span text:style-name="T1">- fahrer : String</text:span></text:p>
                <text:p text:style-name="P1"><text:span text:style-name="T1">- km : int</text:span></text:p>
              </table:table-cell>
            </table:table-row>
            <table:table-row table:style-name="ro3">
              <table:table-cell table:style-name="ce1">
                <text:p text:style-name="P1"><text:span text:style-name="T1"><text:s/></text:span><text:span text:style-name="T1">+ Fahrt (pFahrer : String , pLastwagen : Lastwagen )</text:span></text:p>
                <text:p text:style-name="P1"><text:span text:style-name="T1"><text:s/></text:span><text:span text:style-name="T1">+ getFahrer( ) : String </text:span></text:p>
                <text:p text:style-name="P1"><text:span text:style-name="T1"><text:s/></text:span><text:span text:style-name="T1">+ getLastwagen ( <text:s/>) : Lastwagen</text:span></text:p>
                <text:p text:style-name="P1"><text:span text:style-name="T1"><text:s/></text:span><text:span text:style-name="T1">+ getKm ( ): int</text:span></text:p>
                <text:p text:style-name="P1"><text:span text:style-name="T1"/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3" xml:id="id5" draw:id="id5" draw:layer="layout" svg:width="3.5cm" svg:height="1cm" svg:x="21.113cm" svg:y="11.843cm">
          <text:p text:style-name="P2"><text:span text:style-name="T2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3cm" svg:height="1.5cm" svg:x="21.613cm" svg:y="9.5cm">
          <text:p text:style-name="P2"><text:span text:style-name="T2">ContentType:</text:span></text:p>
          <text:p text:style-name="P2"><text:span text:style-name="T2">Fahr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4" draw:layer="layout" draw:type="line" svg:x1="23.113cm" svg:y1="11cm" svg:x2="22.863cm" svg:y2="11.843cm" draw:start-shape="id4" draw:start-glue-point="6" draw:end-shape="id5" draw:end-glue-point="0" svg:d="M23113 11000l-250 843" svg:viewBox="0 0 251 844">
          <text:p/>
        </draw:connector>
        <draw:connector draw:style-name="gr2" draw:text-style-name="P4" draw:layer="layout" draw:line-skew="-0.863cm" svg:x1="16.114cm" svg:y1="9.218cm" svg:x2="21.113cm" svg:y2="12.343cm" draw:end-shape="id5" draw:end-glue-point="3" svg:d="M16114 9218h1386v3125h3613" svg:viewBox="0 0 5000 3126">
          <text:p/>
        </draw:connector>
        <draw:frame draw:style-name="gr5" draw:text-style-name="P6" draw:layer="layout" svg:width="4cm" svg:height="1.673cm" svg:x="17.5cm" svg:y="11.7cm">
          <draw:text-box>
            <text:p><text:span text:style-name="T2">- fahrtenList</text:span></text:p>
          </draw:text-box>
        </draw:frame>
        <draw:custom-shape draw:style-name="gr1" draw:text-style-name="P3" xml:id="id6" draw:id="id6" draw:layer="layout" svg:width="3.5cm" svg:height="1cm" svg:x="19.614cm" svg:y="14.443cm">
          <text:p text:style-name="P2"><text:span text:style-name="T2">Lastwage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5.947cm" svg:y1="14.931cm" svg:x2="19.614cm" svg:y2="14.943cm" draw:end-shape="id6" draw:end-glue-point="3" svg:d="M15947 14931h1583v12h2084" svg:viewBox="0 0 3668 13">
          <text:p/>
        </draw:connector>
        <draw:frame draw:style-name="gr5" draw:text-style-name="P6" draw:layer="layout" svg:width="4cm" svg:height="1.673cm" svg:x="16.113cm" svg:y="14.327cm">
          <draw:text-box>
            <text:p><text:span text:style-name="T2">- lastwagen</text:span></text:p>
          </draw:text-box>
        </draw:frame>
        <draw:frame draw:style-name="gr6" draw:text-style-name="P8" draw:layer="layout" svg:width="20.5cm" svg:height="1.982cm" svg:x="4cm" svg:y="2cm">
          <draw:text-box>
            <text:p text:style-name="P7"><text:span text:style-name="T3">Implementationsdiagramm „Fuhrpark“ (List)</text:span></text:p>
            <text:p text:style-name="P7"><text:span text:style-name="T4">Es fehlen Attribute und Methoden der Klasse Lastwage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xml:id="id7" draw:id="id7" draw:layer="layout" svg:width="12.944cm" svg:height="3.917cm" svg:x="3cm" svg:y="5.963cm">
          <table:table table:template-name="bw">
            <table:table-column table:style-name="co1"/>
            <table:table-row table:style-name="ro1">
              <table:table-cell table:style-name="ce1">
                <text:p><text:span text:style-name="T1">Fuhrpark</text:span></text:p>
              </table:table-cell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>
                <text:p text:style-name="P1"><text:span text:style-name="T1"><text:s/></text:span><text:span text:style-name="T1">+ Fuhrpark ( )</text:span></text:p>
                <text:p text:style-name="P1"><text:span text:style-name="T1"><text:s/></text:span><text:span text:style-name="T1">+ hinzufuegen ( pKennzeichen : String , pMaxBeladung : double <text:s/>) </text:span></text:p>
                <text:p text:style-name="P1"><text:span text:style-name="T1"><text:s/></text:span><text:span text:style-name="T1">+ anzahlMitBeladung ( pGewicht: double ) : int</text:span></text:p>
                <text:p text:style-name="P1"><text:span text:style-name="T1"><text:s/></text:span><text:span text:style-name="T1">+ lastwagenSuchen(pGewicht : double): Lastwagen</text:span></text:p>
                <text:p text:style-name="P1"><text:span text:style-name="T1"><text:s/></text:span><text:span text:style-name="T1">+ istAmWenigstenGefahren() : Lastwagen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3" xml:id="id8" draw:id="id8" draw:layer="layout" svg:width="3.5cm" svg:height="1cm" svg:x="19.613cm" svg:y="7.443cm">
          <text:p text:style-name="P2"><text:span text:style-name="T2">Stack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5.944cm" svg:y1="7.921cm" svg:x2="19.613cm" svg:y2="7.943cm" draw:start-shape="id7" draw:start-glue-point="1" draw:end-shape="id8" draw:end-glue-point="3" svg:d="M15944 7921h1836v22h1833" svg:viewBox="0 0 3670 23">
          <text:p/>
        </draw:connector>
        <draw:custom-shape draw:style-name="gr3" draw:text-style-name="P5" xml:id="id9" draw:id="id9" draw:layer="layout" svg:width="3cm" svg:height="1.5cm" svg:x="20.113cm" svg:y="5.1cm">
          <text:p text:style-name="P2"><text:span text:style-name="T2">ContentType:</text:span></text:p>
          <text:p text:style-name="P2"><text:span text:style-name="T2">Lastwagen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4" draw:layer="layout" draw:type="line" svg:x1="21.613cm" svg:y1="6.6cm" svg:x2="21.363cm" svg:y2="7.443cm" draw:start-shape="id9" draw:start-glue-point="6" draw:end-shape="id8" draw:end-glue-point="0" svg:d="M21613 6600l-250 843" svg:viewBox="0 0 251 844">
          <text:p/>
        </draw:connector>
        <draw:frame draw:style-name="gr5" draw:text-style-name="P6" draw:layer="layout" svg:width="4cm" svg:height="1.673cm" svg:x="16cm" svg:y="7.327cm">
          <draw:text-box>
            <text:p><text:span text:style-name="T2">- lastwagenStack</text:span></text:p>
          </draw:text-box>
        </draw:frame>
        <draw:frame draw:style-name="standard" draw:layer="layout" svg:width="10.824cm" svg:height="4.346cm" svg:x="5cm" svg:y="11.056cm">
          <table:table table:template-name="bw">
            <table:table-column table:style-name="co2"/>
            <table:table-row table:style-name="ro1">
              <table:table-cell table:style-name="ce1">
                <text:p><text:span text:style-name="T1">Fahrt</text:span></text:p>
              </table:table-cell>
            </table:table-row>
            <table:table-row table:style-name="ro2">
              <table:table-cell table:style-name="ce1">
                <text:p text:style-name="P1"><text:span text:style-name="T1">- fahrer : String</text:span></text:p>
                <text:p text:style-name="P1"><text:span text:style-name="T1">- km : int</text:span></text:p>
              </table:table-cell>
            </table:table-row>
            <table:table-row table:style-name="ro3">
              <table:table-cell table:style-name="ce1">
                <text:p text:style-name="P1"><text:span text:style-name="T1"><text:s/></text:span><text:span text:style-name="T1">+ Fahrt (pFahrer : String , pLastwagen : Lastwagen )</text:span></text:p>
                <text:p text:style-name="P1"><text:span text:style-name="T1"><text:s/></text:span><text:span text:style-name="T1">+ getFahrer( ) : String </text:span></text:p>
                <text:p text:style-name="P1"><text:span text:style-name="T1"><text:s/></text:span><text:span text:style-name="T1">+ getLastwagen ( <text:s/>) : Lastwagen</text:span></text:p>
                <text:p text:style-name="P1"><text:span text:style-name="T1"><text:s/></text:span><text:span text:style-name="T1">+ getKm ( ): int</text:span></text:p>
                <text:p text:style-name="P1"><text:span text:style-name="T1"/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3" xml:id="id11" draw:id="id11" draw:layer="layout" svg:width="3.5cm" svg:height="1cm" svg:x="21.113cm" svg:y="11.843cm">
          <text:p text:style-name="P2"><text:span text:style-name="T2">Stac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3cm" svg:height="1.5cm" svg:x="21.613cm" svg:y="9.5cm">
          <text:p text:style-name="P2"><text:span text:style-name="T2">ContentType:</text:span></text:p>
          <text:p text:style-name="P2"><text:span text:style-name="T2">Fahr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4" draw:layer="layout" draw:type="line" svg:x1="23.113cm" svg:y1="11cm" svg:x2="22.863cm" svg:y2="11.843cm" draw:start-shape="id10" draw:start-glue-point="6" draw:end-shape="id11" draw:end-glue-point="0" svg:d="M23113 11000l-250 843" svg:viewBox="0 0 251 844">
          <text:p/>
        </draw:connector>
        <draw:connector draw:style-name="gr2" draw:text-style-name="P4" draw:layer="layout" draw:line-skew="-0.863cm" svg:x1="16.114cm" svg:y1="9.218cm" svg:x2="21.113cm" svg:y2="12.343cm" draw:end-shape="id11" draw:end-glue-point="3" svg:d="M16114 9218h1386v3125h3613" svg:viewBox="0 0 5000 3126">
          <text:p/>
        </draw:connector>
        <draw:frame draw:style-name="gr5" draw:text-style-name="P6" draw:layer="layout" svg:width="4cm" svg:height="1.673cm" svg:x="17.5cm" svg:y="11.7cm">
          <draw:text-box>
            <text:p><text:span text:style-name="T2">- fahrtenStack</text:span></text:p>
          </draw:text-box>
        </draw:frame>
        <draw:custom-shape draw:style-name="gr1" draw:text-style-name="P3" xml:id="id12" draw:id="id12" draw:layer="layout" svg:width="3.5cm" svg:height="1cm" svg:x="19.614cm" svg:y="14.443cm">
          <text:p text:style-name="P2"><text:span text:style-name="T2">Lastwage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5.947cm" svg:y1="14.931cm" svg:x2="19.614cm" svg:y2="14.943cm" draw:end-shape="id12" draw:end-glue-point="3" svg:d="M15947 14931h1583v12h2084" svg:viewBox="0 0 3668 13">
          <text:p/>
        </draw:connector>
        <draw:frame draw:style-name="gr5" draw:text-style-name="P6" draw:layer="layout" svg:width="4cm" svg:height="1.673cm" svg:x="16.113cm" svg:y="14.327cm">
          <draw:text-box>
            <text:p><text:span text:style-name="T2">- lastwagen</text:span></text:p>
          </draw:text-box>
        </draw:frame>
        <draw:frame draw:style-name="gr6" draw:text-style-name="P11" draw:layer="layout" svg:width="20.5cm" svg:height="1.982cm" svg:x="4cm" svg:y="2cm">
          <draw:text-box>
            <text:p text:style-name="P10"><text:span text:style-name="T3">Implementationsdiagramm „Fuhrpark“ (Stack)</text:span></text:p>
            <text:p text:style-name="P10"><text:span text:style-name="T4">Es fehlen Attribute und Methoden der Klasse Lastwagen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standard" xml:id="id13" draw:id="id13" draw:layer="layout" svg:width="12.944cm" svg:height="3.917cm" svg:x="3cm" svg:y="5.963cm">
          <table:table table:template-name="bw">
            <table:table-column table:style-name="co1"/>
            <table:table-row table:style-name="ro1">
              <table:table-cell table:style-name="ce1">
                <text:p><text:span text:style-name="T1">Fuhrpark</text:span></text:p>
              </table:table-cell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>
                <text:p text:style-name="P1"><text:span text:style-name="T1"><text:s/></text:span><text:span text:style-name="T1">+ Fuhrpark ( )</text:span></text:p>
                <text:p text:style-name="P1"><text:span text:style-name="T1"><text:s/></text:span><text:span text:style-name="T1">+ hinzufuegen ( pKennzeichen : String , pMaxBeladung : double <text:s/>) </text:span></text:p>
                <text:p text:style-name="P1"><text:span text:style-name="T1"><text:s/></text:span><text:span text:style-name="T1">+ anzahlMitBeladung ( pGewicht: double ) : int</text:span></text:p>
                <text:p text:style-name="P1"><text:span text:style-name="T1"><text:s/></text:span><text:span text:style-name="T1">+ lastwagenSuchen(pGewicht : double): Lastwagen</text:span></text:p>
                <text:p text:style-name="P1"><text:span text:style-name="T1"><text:s/></text:span><text:span text:style-name="T1">+ istAmWenigstenGefahren() : Lastwagen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" draw:text-style-name="P3" xml:id="id14" draw:id="id14" draw:layer="layout" svg:width="3.5cm" svg:height="1cm" svg:x="19.613cm" svg:y="7.443cm">
          <text:p text:style-name="P2"><text:span text:style-name="T2">Queu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5.944cm" svg:y1="7.921cm" svg:x2="19.613cm" svg:y2="7.943cm" draw:start-shape="id13" draw:start-glue-point="1" draw:end-shape="id14" draw:end-glue-point="3" svg:d="M15944 7921h1836v22h1833" svg:viewBox="0 0 3670 23">
          <text:p/>
        </draw:connector>
        <draw:custom-shape draw:style-name="gr3" draw:text-style-name="P5" xml:id="id15" draw:id="id15" draw:layer="layout" svg:width="3cm" svg:height="1.5cm" svg:x="20.113cm" svg:y="5.1cm">
          <text:p text:style-name="P2"><text:span text:style-name="T2">ContentType:</text:span></text:p>
          <text:p text:style-name="P2"><text:span text:style-name="T2">Lastwagen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4" draw:layer="layout" draw:type="line" svg:x1="21.613cm" svg:y1="6.6cm" svg:x2="21.363cm" svg:y2="7.443cm" draw:start-shape="id15" draw:start-glue-point="6" draw:end-shape="id14" draw:end-glue-point="0" svg:d="M21613 6600l-250 843" svg:viewBox="0 0 251 844">
          <text:p/>
        </draw:connector>
        <draw:frame draw:style-name="gr5" draw:text-style-name="P6" draw:layer="layout" svg:width="4cm" svg:height="1.673cm" svg:x="16cm" svg:y="7.327cm">
          <draw:text-box>
            <text:p><text:span text:style-name="T2">- lastwagenQueue</text:span></text:p>
          </draw:text-box>
        </draw:frame>
        <draw:frame draw:style-name="standard" draw:layer="layout" svg:width="10.824cm" svg:height="4.346cm" svg:x="5cm" svg:y="11.056cm">
          <table:table table:template-name="bw">
            <table:table-column table:style-name="co2"/>
            <table:table-row table:style-name="ro1">
              <table:table-cell table:style-name="ce1">
                <text:p><text:span text:style-name="T1">Fahrt</text:span></text:p>
              </table:table-cell>
            </table:table-row>
            <table:table-row table:style-name="ro2">
              <table:table-cell table:style-name="ce1">
                <text:p text:style-name="P1"><text:span text:style-name="T1">- fahrer : String</text:span></text:p>
                <text:p text:style-name="P1"><text:span text:style-name="T1">- km : int</text:span></text:p>
              </table:table-cell>
            </table:table-row>
            <table:table-row table:style-name="ro3">
              <table:table-cell table:style-name="ce1">
                <text:p text:style-name="P1"><text:span text:style-name="T1"><text:s/></text:span><text:span text:style-name="T1">+ Fahrt (pFahrer : String , pLastwagen : Lastwagen )</text:span></text:p>
                <text:p text:style-name="P1"><text:span text:style-name="T1"><text:s/></text:span><text:span text:style-name="T1">+ getFahrer( ) : String </text:span></text:p>
                <text:p text:style-name="P1"><text:span text:style-name="T1"><text:s/></text:span><text:span text:style-name="T1">+ getLastwagen ( <text:s/>) : Lastwagen</text:span></text:p>
                <text:p text:style-name="P1"><text:span text:style-name="T1"><text:s/></text:span><text:span text:style-name="T1">+ getKm ( ): int</text:span></text:p>
                <text:p text:style-name="P1"><text:span text:style-name="T1"/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1" draw:text-style-name="P3" xml:id="id17" draw:id="id17" draw:layer="layout" svg:width="3.5cm" svg:height="1cm" svg:x="21.113cm" svg:y="11.843cm">
          <text:p text:style-name="P2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6" draw:id="id16" draw:layer="layout" svg:width="3cm" svg:height="1.5cm" svg:x="21.613cm" svg:y="9.5cm">
          <text:p text:style-name="P2"><text:span text:style-name="T2">ContentType:</text:span></text:p>
          <text:p text:style-name="P2"><text:span text:style-name="T2">Fahr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4" draw:layer="layout" draw:type="line" svg:x1="23.113cm" svg:y1="11cm" svg:x2="22.863cm" svg:y2="11.843cm" draw:start-shape="id16" draw:start-glue-point="6" draw:end-shape="id17" draw:end-glue-point="0" svg:d="M23113 11000l-250 843" svg:viewBox="0 0 251 844">
          <text:p/>
        </draw:connector>
        <draw:connector draw:style-name="gr2" draw:text-style-name="P4" draw:layer="layout" draw:line-skew="-0.863cm" svg:x1="16.114cm" svg:y1="9.218cm" svg:x2="21.113cm" svg:y2="12.343cm" draw:end-shape="id17" draw:end-glue-point="3" svg:d="M16114 9218h1386v3125h3613" svg:viewBox="0 0 5000 3126">
          <text:p/>
        </draw:connector>
        <draw:frame draw:style-name="gr5" draw:text-style-name="P6" draw:layer="layout" svg:width="4cm" svg:height="1.673cm" svg:x="17.5cm" svg:y="11.7cm">
          <draw:text-box>
            <text:p><text:span text:style-name="T2">- fahrtenQueue</text:span></text:p>
          </draw:text-box>
        </draw:frame>
        <draw:custom-shape draw:style-name="gr1" draw:text-style-name="P3" xml:id="id18" draw:id="id18" draw:layer="layout" svg:width="3.5cm" svg:height="1cm" svg:x="19.614cm" svg:y="14.443cm">
          <text:p text:style-name="P2"><text:span text:style-name="T2">Lastwage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5.947cm" svg:y1="14.931cm" svg:x2="19.614cm" svg:y2="14.943cm" draw:end-shape="id18" draw:end-glue-point="3" svg:d="M15947 14931h1583v12h2084" svg:viewBox="0 0 3668 13">
          <text:p/>
        </draw:connector>
        <draw:frame draw:style-name="gr5" draw:text-style-name="P6" draw:layer="layout" svg:width="4cm" svg:height="1.673cm" svg:x="16.113cm" svg:y="14.327cm">
          <draw:text-box>
            <text:p><text:span text:style-name="T2">- lastwagen</text:span></text:p>
          </draw:text-box>
        </draw:frame>
        <draw:frame draw:style-name="gr6" draw:text-style-name="P11" draw:layer="layout" svg:width="20.5cm" svg:height="1.982cm" svg:x="4cm" svg:y="2cm">
          <draw:text-box>
            <text:p text:style-name="P10"><text:span text:style-name="T3">Implementationsdiagramm „Fuhrpark“ (Queue)</text:span></text:p>
            <text:p text:style-name="P10"><text:span text:style-name="T4">Es fehlen Attribute und Methoden der Klasse Lastwagen</text:span></text:p>
          </draw:text-box>
        </draw:frame>
        <presentation:notes draw:style-name="dp1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0000000</meta:creation-date>
    <meta:editing-duration>PT6H55M37S</meta:editing-duration>
    <meta:editing-cycles>37</meta:editing-cycles>
    <meta:generator>LibreOffice/7.1.5.2$Windows_X86_64 LibreOffice_project/85f04e9f809797b8199d13c421bd8a2b025d52b5</meta:generator>
    <dc:date>2025-09-22T16:55:09.621000000</dc:date>
    <meta:print-date>2025-09-22T16:56:11.091000000</meta:print-date>
    <meta:document-statistic meta:object-count="75"/>
  </office:meta>
</office:document-meta>
</file>